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rshallerImpl.setProperty( String name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arshallerImpl.getJavaEncoding(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shallerImpl.getNoNS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dapter( Class &lt; A &gt; type , A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XMLEvent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XMLStream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Listener( javax . xml . bind . Marshaller .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FormattedOutpu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checkNotNull( Object o1 , String o1Name , Object o2 , String o2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Impl.is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Adapter( Class &lt; A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ttachmentMarshaller( AttachmentMarshaller 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Schema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Attachmen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Schema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checkString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shallerImpl.marshal( Object obj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arshallerImpl.getProperty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rshallerImpl.setNoNSSchema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Adapter( XmlAdapter 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Impl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setEventHandler( ValidationEv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rshallerImpl.setFragmen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g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getNod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shallerImpl.checkBoolean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shallerImpl.isFormatted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Impl.marshal( Object obj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